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4pt" style:font-size-asian="14pt" style:text-underline-type="single" style:text-underline-style="solid" style:text-underline-width="auto" style:text-underline-mode="continuous"/>
    </style:style>
    <style:style style:name="P2" style:parent-style-name="Normal" style:family="paragraph">
      <style:paragraph-properties fo:break-before="page"/>
      <style:text-properties fo:hyphenate="true"/>
    </style:style>
    <style:style style:name="P3" style:parent-style-name="Normal" style:family="paragraph">
      <style:paragraph-properties fo:text-align="center"/>
      <style:text-properties fo:font-size="14pt" style:font-size-asian="14pt" style:text-underline-type="single" style:text-underline-style="solid" style:text-underline-width="auto" style:text-underline-mode="continuous"/>
    </style:style>
  </office:automatic-styles>
  <office:body>
    <office:text text:use-soft-page-breaks="true">
      <text:p text:style-name="P1">CAPÍTULO 1: MAX</text:p>
      <text:p text:style-name="Normal">Soy un chico aburrido en un lugar aburrido, camino por la calle deseando llegar a casa, y, cuando consigo llegar a tan ansiado lugar, me paso el resto del tiempo deseando salir de allí. Chándal y chanclas, mi casa, mis<text:s/>reglas. - Esto es todo lo que necesito – Pensé.</text:p>
      <text:p text:style-name="Normal">De nuevo me siento, en aquella desgastada silla que hace años me había hecho tanta ilusión, toco el teclado y el ratón, desgastados de tantas horas de juegos, el ordenador, junto a mis pies, escupía aliento por toda la mesa, llena de polvo. Aquella postura me había acompañado tantos años que ya era una costumbre que no podía quitarme de encima. Bebía el café, mientras revisaba el correo. Esperaba un email de una antigua empresa que antaño admiraba, de un juego<text:s/>que ya ha pasado a la historia, y, seguro, solo yo recordaba. Estrategia y emoción, pero sin duda el sentimiento que más destacaba era nostalgia de una era dorada.</text:p>
      <text:p text:style-name="Normal">Mirando a las pantallas sin saber bien que hacer, decidí recordar viejos tiempos e ir en busca de aquel antiguo cd para jugar como había hecho durante tantas horas.</text:p>
      <text:p text:style-name="Normal">Me levanto de la silla y la echo a un lado, me estiro poco a poco y levanto la mirada hacia la polvorienta estantería. Entre mangas, libros de mi infancia y figuras de alguna convención, diviso aquel cd – Ahí está – Exclamé.</text:p>
      <text:p text:style-name="Normal">- Como siempre … - Dijo Max, con voz apagada.</text:p>
      <text:p text:style-name="Normal">- Vamos a divertirnos un rato – Dije mientras introducía el disco en el PC.</text:p>
      <text:p text:style-name="Normal">Vuelvo a mi posición más cómoda y me preparo para la instalación. – Va a tardar un rato – Pensé</text:p>
      <text:p text:style-name="Normal">Cerré los ojos, me imaginé a mí, como años atrás. Tantos años de juegos, de diversión, empezaban a pasarme factura. Está bien, puedo ser bueno en muchos juegos, puedo incluso llegar a ganar algún torneo nacional, pero, ¿va a ser ese mi futuro?, pensé.</text:p>
      <text:p text:style-name="Normal">- No lo creo – Dijo Max. – Es complicado, hay mucha competencia, hay muy pocos Ronaldos en el fútbol, aplica porcentajes. –</text:p>
      <text:p text:style-name="Normal">Max tenía razón, tenía dos opciones claras. Seguía jugando, como hasta ahora, y daba mi 100% para llegar a tener un futuro en esta<text:s/>profesión, o hacía otra cosa donde tuviera más futuro. Quizás buscar un trabajo, quizás seguir los pasos de mis compañeros, amigos, familiares, … No sé si sería capaz, al fin y al cabo, me he parado a pensar esto debido a una pantalla de carga. Es triste pensar en tu vida solo porque el pc te impide continuar jugando, y debido a esto, creo que necesito un PC más potente. Conectarme para evadirme y evadirme para no hundirme, solo necesito eso hasta que me llegue la hora.</text:p>
      <text:p text:style-name="Normal">- Hoy pareces deprimido – Dijo Max –<text:s/>Deberías jugar un rato largo, quizás ir a por algo de beber… –</text:p>
      <text:p text:style-name="Normal">Odio que siempre tenga razón, pero por eso le quiero tanto.</text:p>
      <text:p text:style-name="Normal">Me levanto, dirigiéndome hasta la nevera, paseando por mi única ruta común, a oscuras entre las puertas y los pasillos, mientras, con<text:s/>mis pies, siento el frío del suelo en contraste con el calor que sentía antes. Abro la puerta con cuidado y agarro el Monster más frío del fondo del frigorífico. Lo abro mientras vuelvo a la habitación tranquilamente, viendo la pantalla de carga mientras<text:s/>me arrodillo de la forma más rara encima de la silla. Ya ha acabado.</text:p>
      <text:p text:style-name="Normal">Creo que ya puedo comenzar con la larga jornada de juego que me espera.</text:p>
      <text:soft-page-break/>
      <text:p text:style-name="Normal">Abro el juego, tal y como lo recordaba. Me invadió aquella sensación de nostalgia, la que ocurre cuando regresas a<text:s/>un lugar donde no habías estado por tanto tiempo, que, al verlo, confirmas que es cierto lo que dicen. Los recuerdos se idealizan con el paso del tiempo, y, cualquier tiempo pasado fue mejor, ¿no?</text:p>
      <text:p text:style-name="Normal">Aquel menú me recordaba aquellas tardes de verano jugando con mis amigos hasta altas horas de la madrugada, mientras aprenderíamos a jugar entre nosotros, como niños curiosos trasteando con una nave espacial, pero, los recuerdos más importantes que tengo de aquel juego no se comparan a estas burdas anécdotas.</text:p>
      <text:p text:style-name="Normal">Mi padre me había enseñado a jugar a aquel juego cuando aún era un renacuajo. Me costaba leer, pero ya sabía hacer tropas y llevarlas al campo de batalla para conquistar todo el mundo y dejar un rastro de destrucción y tierra a mis espaldas. Sin duda, él fue quien me introdujo en este mundo, y también, sin duda, fui yo quien destruyó esa emoción, ahogándola en ansias de ganar, en ganas de ser el mejor, y en deseos impacientes de recuperar esa emoción que me poseía cuando jugaba en un principio.</text:p>
      <text:p text:style-name="Normal">Sin previo aviso, un sonido ensordecedor invade la habitación por algunos segundos. Era el email que tanto tiempo llevaba esperando.</text:p>
      <text:p text:style-name="Normal">“Querido Rieki.</text:p>
      <text:p text:style-name="Normal">Aquí tiene su copia de IMPERIO III HD versión beta. Gracias por ayudar y colaborar con este proyecto.<text:s/></text:p>
      <text:p text:style-name="Normal">Un saludo”</text:p>
      <text:p text:style-name="Normal">- Por<text:s/>fin – Digo entusiasmado</text:p>
      <text:p text:style-name="Normal">Rápidamente lo descargo, y aparece otra tediosa pantalla de carga, más larga que la anterior.</text:p>
      <text:p text:style-name="Normal">Le doy un sorbo al café, templado ya. Ha pasado mucho tiempo desde que lo hice.</text:p>
      <text:p text:style-name="Normal">- Me aburroooo… - Dijo Max.</text:p>
      <text:p text:style-name="Normal">- Si quieres podemos hablar de<text:s/>algo – Exclamo, mientras giro la silla en su dirección.</text:p>
      <text:p text:style-name="Normal">Pausadamente, Max abre uno de los cajones de mi encimera, buscando algo con lo que entretenerse. Su cabello brillaba, reflejando la tenue luz de la lámpara de mi mesita. Sus ropas arraigadas y pantalones largos siempre me habían parecido muy estéticos, aunque, como todo el mundo sabe, mi gusto no suele ser corriente en ese sentido. Sus chanclas, heredaras, mostraban signos de uso desde hace algunos años, y su sentido del humor siempre me ha parecido algo digno de aprecio.</text:p>
      <text:p text:style-name="Normal">Unos segundos mas tarde, Max descubre lo que había estado buscando desde el interior del cajón. Una baraja de póker que compramos hace años. Aquella baraja nos había acompañado en muchas jornadas veraniegas, y, gracias a ella, habíamos entablado relación con gran cantidad de amigos.</text:p>
      <text:p text:style-name="Normal">Mientras Max abre la caja con torpeza, yo me siento en la cama frente a él, apoyando mi espalda contra la pared y apartándome el pelo de la cara. Incómodo pero atractivo.</text:p>
      <text:p text:style-name="Normal">- ¿Sabes cuál es el aeropuerto donde más se juega a las cartas? – Exclamó Max sin previo aviso. – El aeropuerto de barajas – Respondió sin darme tiempo<text:s/>a comprender lo que había dicho.</text:p>
      <text:soft-page-break/>
      <text:p text:style-name="Normal">Mi sentido del humor vaya de la mano con mis gustos estéticos, así que me reí por 10 minutos al mismo tiempo que él iba barajando de una manera profesional aquellas cartas.</text:p>
      <text:p text:style-name="Normal">Me froto los ojos, apartando las lágrimas que Max me había provocado, y comenzamos a jugar al póker. Mientras la partida terminaba, yo revisaba la pantalla en busca de alguna señal de que<text:s/>la instalación se hubiera completado, y, eventualmente, así fue.</text:p>
      <text:p text:style-name="Normal">Me senté en la silla<text:s/>y comencé el juego. Explorando,<text:s/>descubrí las cosas que habían cambiado. Entre ellas, un icono azul aparecía, avisando de que el online estaba activo. Han pasado 20 años desde que este juego cerró sus servidores, nadie pensaría que volverían a abrirse. Busco en las partidas y aparece un solo nombre, compuesto por letras y números un tanto extraños, que parecían formar la palabra “Alijo54”.</text:p>
      <text:p text:style-name="Normal">Me meto en su sala e inmediatamente comienza la partida. Jugamos muy rápido, como debe ser en este juego. Ambos destrozábamos las tropas del rival, muchos muertos por segundo, muchas conquistas y cada vez menos espacio. Me estaba ganando. No, eso es imposible, no puede ganarme, seguro que utiliza alguna clase de trampas. No sería la primera vez que veo algo parecido, pero no, en lo mas profundo de mí sabía que el era mejor que yo, pero por alguna razón, una coraza me rodeaba, defendiéndome de todo aquel con mas habilidad bajo la escusa de los trucos o la suerte.</text:p>
      <text:p text:style-name="Normal">Pronto la rabia me dominaba, mis músculos se tensaban y mi concentración menguaba, ya no podía hacer nada.</text:p>
      <text:p text:style-name="Normal">- Cálmate, sabes que es solo suerte – Dijo Max, mientras se tumbaba boca arriba en mi cama, creyendo que solo era un juego.</text:p>
      <text:p text:style-name="Normal">-No, el es mejor que yo – Dije sin apartar la mirada de la pantalla, apretando las teclas a mucha velocidad intentando pararle en vano.</text:p>
      <text:p text:style-name="Normal">- El es muy malo, solo ha tenido suerte. Seguro que usa trampas, deberías reportarle, no es normal – Dijo Max.</text:p>
      <text:p text:style-name="Normal">Me quedo quieto. Miro con los ojos muy abiertos a la pantalla mientras conquista todo mi territorio. La pantalla de derrota aparecía ante mi vista, inundando la pantalla con un humo rojo que hacía un flaco favor a mi autoestima.</text:p>
      <text:p text:style-name="Normal">- ¡No todo el mundo es peor que yo,<text:s/>siempre ha habido y siempre habrá gente mejor y se acabó!, no todo es suerte. – Exclamé furioso mientras apagaba el ordenador.</text:p>
      <text:p text:style-name="Normal">Max levantó la mirada, se incorporó y se fue, no sin antes lanzarme una mirada de desprecio desde la puerta.</text:p>
      <text:p text:style-name="Normal">¿En que momento me había convertido en un ser tan despreciable?, ¿Cuándo pasé de ser alguien a quien le gustaba aprender y ver a gente mejor a ser alguien a quien le costaba admitir una derrota?</text:p>
      <text:p text:style-name="Normal">- Desde que Max apareció en mi vida no ha hecho más que enfadarme – Pensé - He pasado de amar a Max a odiarlo en menos de media hora –</text:p>
      <text:p text:style-name="Normal">Desde que empecé a jugar en equipos semiprofesionales, mi mente no ha dejado de jugarme malas pasadas. Mi ánimo ha decaído a medida que mis habilidades se hacían mas fuertes. Mis amigos han dejado de hablarme al igual que mi pareja. Por supuesto, he hecho nuevos “amigos”, con los que he pasado horas entrenando en unos juegos que, nadie salvo nosotros, se toma realmente en serio.</text:p>
      <text:soft-page-break/>
      <text:p text:style-name="Normal">Hasta un partido de fútbol en un parque sería mas importante para un padre que una partida a algún videojuego, que enseña prácticamente las mismas cosas, pero tiene algo en contra que ha pasado desde el principio de los tiempos. El temor a la novedad siempre ha existido, y no va a ser una excepción en este caso.</text:p>
      <text:p text:style-name="Normal">He tomado una decisión. Voy a dejar los juegos, voy a apartarme de todo lo que he hecho durante toda mi vida, quiero descubrir mundo, sea mejor o peor, quiero hacerlo.</text:p>
      <text:p text:style-name="Normal">Casi de impulso, agarro el skate que hacía tanto tiempo que no usaba, y con la fuerza que aquellos años me había perdonado, la agité contra el pc. Tranquilamente abrí los armarios en busca de mi mochila y algunas cosas útiles que me servirán en mi camino. Una navaja, una gorra, una bufanda, ropa, algo de comida que cogí de la despensa y, en apenas 5 minutos, estaba listo para dejar mi casa, mi hogar, mi lugar de tantas aventuras. Sin duda echaré de menos a todos mis amigos, “No son reales”, dicen los ancianos, pero mis ojos me decían lo contrario, mientras las lágrimas corrían por mis mofletes. Me miro al espejo, guapo, y salgo de casa, sin mirar atrás.</text:p>
      <text:p text:style-name="Normal">Antes de irme, anoto en un cuaderno una nota y la pego con algo de cinta aislante que llevaba en la mochila sobre la mirilla, cierro la puerta, y me alejo hacia las escaleras.</text:p>
      <text:p text:style-name="P2"/>
      <text:soft-page-break/>
      <text:p text:style-name="P3">CAPÍTULO 2: PERDIDO</text:p>
      <text:p text:style-name="Normal">Honestamente, la idea de irme de casa, sin rumbo, en mitad de la noche, no ha sido la mejor que he tenido. He caminado por más de 2 horas hasta llegar a alguna parte muy alejada de la ciudad.</text:p>
      <text:p text:style-name="Normal">Naves rodeaban las calles y, parecía, que no había ninguna manera de encontrar un techo bajo el que dormir esa noche. Entre coches aparcados y almacenes, diviso un coche abandonado, en una esquina de la carretera. Sin lugar a dudas ese podría ser un buen lugar en el que pasar la noche. Es Febrero<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uel Junquera Martínez</meta:initial-creator>
    <dc:creator>Manuel Junquera Martínez</dc:creator>
    <meta:creation-date>2019-03-27T22:55:00Z</meta:creation-date>
    <dc:date>2019-04-05T00:48:00Z</dc:date>
    <meta:template xlink:href="Normal" xlink:type="simple"/>
    <meta:editing-cycles>4</meta:editing-cycles>
    <meta:editing-duration>PT12540S</meta:editing-duration>
    <meta:document-statistic meta:page-count="5" meta:paragraph-count="21" meta:word-count="1684" meta:character-count="10925" meta:row-count="77" meta:non-whitespace-character-count="9262"/>
  </office:meta>
</office:document-meta>
</file>